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7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8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9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10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11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e8f2a1"/>
    </style:style>
    <style:style style:name="P12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13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4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15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16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e8f2a1"/>
    </style:style>
    <style:style style:name="P17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18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e8f2a1"/>
    </style:style>
    <style:style style:name="P19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20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e8f2a1"/>
    </style:style>
    <style:style style:name="P21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e8f2a1"/>
    </style:style>
    <style:style style:name="P22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e8f2a1"/>
    </style:style>
    <style:style style:name="P23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e8f2a1"/>
    </style:style>
    <style:style style:name="P24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e8f2a1"/>
    </style:style>
    <style:style style:name="P25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e8f2a1"/>
    </style:style>
    <style:style style:name="P26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e8f2a1"/>
    </style:style>
    <style:style style:name="P27" style:family="paragraph" style:parent-style-name="Standard" style:list-style-name="L21">
      <style:paragraph-properties fo:margin-top="0in" fo:margin-bottom="0.1598in" loext:contextual-spacing="false"/>
      <style:text-properties style:font-name="Lato" fo:background-color="#e8f2a1"/>
    </style:style>
    <style:style style:name="P28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29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0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31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32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34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35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36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37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38" style:family="paragraph" style:parent-style-name="Standard" style:list-style-name="L21">
      <style:paragraph-properties fo:margin-top="0in" fo:margin-bottom="0.1598in" loext:contextual-spacing="false"/>
      <style:text-properties style:font-name="Lato"/>
    </style:style>
    <style:style style:name="P39" style:family="paragraph" style:parent-style-name="Standard">
      <style:paragraph-properties fo:margin-top="0in" fo:margin-bottom="0.1598in" loext:contextual-spacing="false"/>
      <style:text-properties style:font-name="Courier New" officeooo:paragraph-rsid="002f61cc"/>
    </style:style>
    <style:style style:name="T1" style:family="text">
      <style:text-properties fo:background-color="#e8f2a1" loext:char-shading-value="0"/>
    </style:style>
    <style:style style:name="T2" style:family="text">
      <style:text-properties fo:background-color="#e8f2a1" loext:char-shading-value="0"/>
    </style:style>
    <style:style style:name="T3" style:family="text">
      <style:text-properties fo:font-variant="normal" fo:text-transform="none" fo:color="#c7254e" fo:font-size="9pt" fo:letter-spacing="normal" fo:font-style="normal" fo:font-weight="normal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If a library is not accessible due to an error, the ldd would report which error message?</text:p>
      <text:list xml:id="list1516176566" text:style-name="L21">
        <text:list-item>
          <text:p text:style-name="P38">library missing</text:p>
        </text:list-item>
        <text:list-item>
          <text:p text:style-name="P38">lib missing</text:p>
        </text:list-item>
        <text:list-item>
          <text:p text:style-name="P27">not found</text:p>
        </text:list-item>
        <text:list-item>
          <text:p text:style-name="P38">error: lib not configured</text:p>
        </text:list-item>
      </text:list>
      <text:p text:style-name="P1"/>
      <text:p text:style-name="P1"/>
      <text:p text:style-name="P1">Question 2</text:p>
      <text:p text:style-name="P1">Which command can an administrator run to rebuild the cache of shared libraries?</text:p>
      <text:list xml:id="list2867558925" text:style-name="L20">
        <text:list-item>
          <text:p text:style-name="P37">ldlist</text:p>
        </text:list-item>
        <text:list-item>
          <text:p text:style-name="P37">ld.so</text:p>
        </text:list-item>
        <text:list-item>
          <text:p text:style-name="P37">ldd</text:p>
        </text:list-item>
        <text:list-item>
          <text:p text:style-name="P20">ldconfig</text:p>
        </text:list-item>
      </text:list>
      <text:p text:style-name="P1"/>
      <text:p text:style-name="P1"/>
      <text:p text:style-name="P1">Question 3</text:p>
      <text:p text:style-name="P1">Which command is used to display the shared libraries of a dynamically linked executable?</text:p>
      <text:list xml:id="list224032162" text:style-name="L19">
        <text:list-item>
          <text:p text:style-name="P36">ldconfig</text:p>
        </text:list-item>
        <text:list-item>
          <text:p text:style-name="P36">ldd</text:p>
        </text:list-item>
        <text:list-item>
          <text:p text:style-name="P36">ldlist</text:p>
        </text:list-item>
        <text:list-item>
          <text:p text:style-name="P36">ld.so</text:p>
        </text:list-item>
      </text:list>
      <text:p text:style-name="P1"/>
      <text:p text:style-name="P1">Question 4</text:p>
      <text:p text:style-name="P1">Which environment variable can a user set, that will affect where shared libraries can be located and loaded?</text:p>
      <text:list xml:id="list1757643329" text:style-name="L18">
        <text:list-item>
          <text:p text:style-name="P35">LD_PATH</text:p>
        </text:list-item>
        <text:list-item>
          <text:p text:style-name="P35">LIBRARY_LD_PATH</text:p>
        </text:list-item>
        <text:list-item>
          <text:p text:style-name="P21">LD_LIBRARY_PATH</text:p>
        </text:list-item>
        <text:list-item>
          <text:p text:style-name="P35">LIBRARY_PATH</text:p>
        </text:list-item>
      </text:list>
      <text:p text:style-name="P1"><text:soft-page-break/>Question 5</text:p>
      <text:p text:style-name="P1">Which of the following are benefits of a shared library:</text:p>
      <text:p text:style-name="P1">(choose two)</text:p>
      <text:list xml:id="list4034449004" text:style-name="L17">
        <text:list-item>
          <text:p text:style-name="P34">Programs run faster</text:p>
        </text:list-item>
        <text:list-item>
          <text:p text:style-name="P34">Programs can be smaller</text:p>
        </text:list-item>
        <text:list-item>
          <text:p text:style-name="P34">Programs run slower</text:p>
        </text:list-item>
        <text:list-item>
          <text:p text:style-name="P22">Programs use a more consistent base of code</text:p>
        </text:list-item>
      </text:list>
      <text:p text:style-name="P1"/>
      <text:p text:style-name="P1"/>
      <text:p text:style-name="P1">Question 6</text:p>
      <text:p text:style-name="P1">Which of the following commands would display the libraries used by the /bin/ls command?</text:p>
      <text:list xml:id="list574738833" text:style-name="L16">
        <text:list-item>
          <text:p text:style-name="P33">listlib /bin/ls</text:p>
        </text:list-item>
        <text:list-item>
          <text:p text:style-name="P33">ldconfig /bin/ls</text:p>
        </text:list-item>
        <text:list-item>
          <text:p text:style-name="P33">ls -lib /bin/ls</text:p>
        </text:list-item>
        <text:list-item>
          <text:p text:style-name="P23">ldd /bin/ls</text:p>
        </text:list-item>
      </text:list>
      <text:p text:style-name="P1"/>
      <text:p text:style-name="P1"/>
      <text:p text:style-name="P1">Question 7</text:p>
      <text:p text:style-name="P1">Which of the following contents is in the ldconfig configuration file by default?</text:p>
      <text:list xml:id="list1745821898" text:style-name="L15">
        <text:list-item>
          <text:p text:style-name="P24">include ld.so.conf.d/*.conf</text:p>
        </text:list-item>
        <text:list-item>
          <text:p text:style-name="P32">include ldconfig</text:p>
        </text:list-item>
        <text:list-item>
          <text:p text:style-name="P32">include all</text:p>
        </text:list-item>
        <text:list-item>
          <text:p text:style-name="P32">include /etc/ldconfig</text:p>
        </text:list-item>
      </text:list>
      <text:p text:style-name="P1"/>
      <text:p text:style-name="P1">Question 8</text:p>
      <text:p text:style-name="P1">Which of the following will find and load shared libraries when a program is executed?</text:p>
      <text:list xml:id="list1069604028" text:style-name="L14">
        <text:list-item>
          <text:p text:style-name="P31">The scheduler</text:p>
        </text:list-item>
        <text:list-item>
          <text:p text:style-name="P26">The dynamic linker</text:p>
        </text:list-item>
        <text:list-item>
          <text:p text:style-name="P31">The kernel</text:p>
        </text:list-item>
        <text:list-item>
          <text:p text:style-name="P31">The init process</text:p>
        </text:list-item>
      </text:list>
      <text:p text:style-name="P1"><text:soft-page-break/>Question 9</text:p>
      <text:p text:style-name="P1">Which two directories are automatically searched for shared libraries?</text:p>
      <text:p text:style-name="P1">(choose two)</text:p>
      <text:list xml:id="list4286949151" text:style-name="L13">
        <text:list-item>
          <text:p text:style-name="P25">/usr/lib</text:p>
        </text:list-item>
        <text:list-item>
          <text:p text:style-name="P30">/library</text:p>
        </text:list-item>
        <text:list-item>
          <text:p text:style-name="P25">/lib</text:p>
        </text:list-item>
        <text:list-item>
          <text:p text:style-name="P30">/usr/library</text:p>
        </text:list-item>
      </text:list>
      <text:p text:style-name="P1"/>
      <text:p text:style-name="P29"/>
      <text:p text:style-name="P1"><text:a xlink:type="simple" xlink:href="https://examans.com/linux-exam-1/" text:style-name="Internet_20_link" text:visited-style-name="Visited_20_Internet_20_Link">https://examans.com/linux-exam-1/</text:a></text:p>
      <text:p text:style-name="P39"><text:span text:style-name="T3">vgexte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3-27T12:54:40.511823863</dc:date>
    <meta:editing-duration>PT2H20M2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3" meta:paragraph-count="58" meta:word-count="254" meta:character-count="1453" meta:non-whitespace-character-count="1293"/>
  </office:meta>
</office:document-meta>
</file>